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F786F5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1.546cm" fo:min-width="1.29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1">
      <style:graphic-properties draw:stroke="none" svg:stroke-width="0cm" svg:stroke-color="#000000" draw:marker-start-width="0.2cm" draw:marker-end-width="0.2cm" draw:fill="solid" draw:fill-color="#ffffff" draw:opacity="50%" draw:textarea-horizontal-align="justify" draw:textarea-vertical-align="middle" draw:auto-grow-height="false" fo:min-height="0.418cm" fo:min-width="1.659cm" fo:padding-top="0.125cm" fo:padding-bottom="0.125cm" fo:padding-left="0.25cm" fo:padding-right="0.25cm" draw:shadow-offset-x="0.203cm" draw:shadow-offset-y="0.203cm" draw:shadow-opacity="50%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3.458cm" fo:min-width="5.343cm" fo:padding-bottom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25cm" svg:stroke-color="#000000" draw:marker-start-width="0.237cm" draw:marker-end-width="0.237cm" draw:fill-color="#dddddd" draw:textarea-horizontal-align="justify" draw:textarea-vertical-align="middle" draw:auto-grow-height="false" fo:min-height="0.512cm" fo:min-width="0.897cm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draw:marker-start-width="0.237cm" draw:marker-end="Arrowheads_20_5" draw:marker-end-width="0.33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-color="#dddddd" draw:textarea-horizontal-align="justify" draw:textarea-vertical-align="middle" draw:auto-grow-height="false" fo:min-height="1.123cm" fo:min-width="0.238cm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-width="0.237cm" draw:marker-end-width="0.237cm" draw:fill-color="#dddddd" draw:textarea-horizontal-align="justify" draw:textarea-vertical-align="middle" draw:auto-grow-height="false" fo:min-height="0.488cm" fo:min-width="0.873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marker-start="Arrowheads_20_5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Helvetica Neue" fo:font-size="24pt" style:font-size-asian="24pt" style:font-size-complex="24pt"/>
    </style:style>
    <style:style style:name="P2" style:family="paragraph">
      <style:paragraph-properties fo:text-align="center"/>
      <style:text-properties fo:color="#ffffff" style:font-name="Helvetica Neue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Helvetica Neue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Helvetica Neue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15% 58%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15% 58%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666666"/>
      <style:paragraph-properties fo:line-height="0.356cm" fo:text-align="center"/>
      <style:text-properties style:text-position="33% 58%"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text-properties style:text-position="33% 58%"/>
    </style:style>
    <style:style style:name="P11" style:family="paragraph">
      <loext:graphic-properties draw:fill="none" draw:fill-color="#ffffff"/>
      <style:text-properties fo:color="#ffffff" style:text-position="33% 58%"/>
    </style:style>
    <style:style style:name="P12" style:family="paragraph">
      <loext:graphic-properties draw:fill="none"/>
      <style:paragraph-properties fo:text-align="center"/>
      <style:text-properties style:text-position="33% 58%"/>
    </style:style>
    <style:style style:name="P13" style:family="paragraph">
      <style:paragraph-properties fo:text-align="center"/>
      <style:text-properties style:text-position="15% 58%"/>
    </style:style>
    <style:style style:name="P14" style:family="paragraph">
      <loext:graphic-properties draw:fill-color="#dddddd"/>
      <style:paragraph-properties fo:text-align="center"/>
      <style:text-properties style:text-position="15% 58%"/>
    </style:style>
    <style:style style:name="P15" style:family="paragraph">
      <loext:graphic-properties draw:fill-color="#dddddd"/>
      <style:paragraph-properties fo:line-height="0.356cm" fo:text-align="center">
        <style:tab-stops/>
      </style:paragraph-properties>
      <style:text-properties style:text-position="15% 58%" fo:font-size="16pt" style:font-size-asian="16pt" style:font-size-complex="16pt"/>
    </style:style>
    <style:style style:name="P16" style:family="paragraph">
      <style:paragraph-properties fo:line-height="0.356cm" fo:text-align="center"/>
      <style:text-properties style:text-position="33% 58%" fo:font-size="14pt" style:font-size-asian="14pt" style:font-size-complex="14pt"/>
    </style:style>
    <style:style style:name="P17" style:family="paragraph">
      <loext:graphic-properties draw:fill="none" draw:fill-color="#ffffff"/>
      <style:paragraph-properties fo:line-height="0.356cm" fo:text-align="center"/>
      <style:text-properties style:text-position="33% 58%" fo:font-size="14pt" style:font-size-asian="14pt" style:font-size-complex="14pt"/>
    </style:style>
    <style:style style:name="P18" style:family="paragraph">
      <style:paragraph-properties fo:line-height="50%" fo:text-align="center"/>
      <style:text-properties style:text-position="15% 58%" fo:font-size="14pt" style:font-size-asian="14pt" style:font-size-complex="14pt"/>
    </style:style>
    <style:style style:name="P19" style:family="paragraph">
      <loext:graphic-properties draw:fill-color="#dddddd"/>
      <style:paragraph-properties fo:line-height="50%" fo:text-align="center"/>
      <style:text-properties style:text-position="15% 58%" fo:font-size="14pt" style:font-size-asian="14pt" style:font-size-complex="14pt"/>
    </style:style>
    <style:style style:name="P20" style:family="paragraph">
      <style:paragraph-properties fo:text-align="center"/>
      <style:text-properties style:text-position="15% 58%" fo:font-size="14pt" style:font-size-asian="14pt" style:font-size-complex="14pt"/>
    </style:style>
    <style:style style:name="P21" style:family="paragraph">
      <loext:graphic-properties draw:fill-color="#dddddd"/>
      <style:paragraph-properties fo:text-align="center"/>
      <style:text-properties style:text-position="15% 58%" fo:font-size="14pt" style:font-size-asian="14pt" style:font-size-complex="14pt"/>
    </style:style>
    <style:style style:name="P22" style:family="paragraph">
      <loext:graphic-properties draw:fill="none" draw:fill-color="#ffffff"/>
      <style:text-properties style:text-position="33% 58%"/>
    </style:style>
    <style:style style:name="T1" style:family="text">
      <style:text-properties fo:color="#ffffff" style:font-name="Helvetica Neue" fo:font-size="24pt" style:font-size-asian="24pt" style:font-size-complex="24pt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fo:color="#000000" style:text-position="15% 58%"/>
    </style:style>
    <style:style style:name="T4" style:family="text">
      <style:text-properties fo:color="#ffffff"/>
    </style:style>
    <style:style style:name="T5" style:family="text">
      <style:text-properties style:text-position="15% 58%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15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9.382cm" svg:y="11.92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6.08cm" svg:y="15.859cm">
          <text:p text:style-name="P2"><text:span text:style-name="T1">a</text:span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2.811cm" svg:y="15.859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858cm" svg:y1="15.986cm" svg:x2="9.763cm" svg:y2="14.081cm">
          <text:p/>
        </draw:line>
        <draw:line draw:style-name="gr2" draw:text-style-name="P3" draw:layer="layout" svg:x1="11.541cm" svg:y1="14.081cm" svg:x2="13.319cm" svg:y2="16.113cm">
          <text:p/>
        </draw:line>
        <draw:line draw:style-name="gr2" draw:text-style-name="P3" draw:layer="layout" svg:x1="8.62cm" svg:y1="17.129cm" svg:x2="12.811cm" svg:y2="17.129cm">
          <text:p/>
        </draw:line>
        <draw:frame draw:style-name="gr3" draw:text-style-name="P5" draw:layer="layout" svg:width="2.335cm" svg:height="0.819cm" draw:transform="rotate (0.805120383944984) translate (7.456cm 15.334cm)">
          <draw:text-box draw:corner-radius="0.007cm">
            <text:p text:style-name="P4"><text:span text:style-name="T2">KNOWS</text:span></text:p>
          </draw:text-box>
        </draw:frame>
        <draw:frame draw:style-name="gr3" draw:text-style-name="P5" draw:layer="layout" svg:width="2.335cm" svg:height="0.819cm" draw:transform="rotate (0.00645771823237902) translate (9.573cm 16.38cm)">
          <draw:text-box>
            <text:p text:style-name="P4"><text:span text:style-name="T2">KNOWS</text:span></text:p>
          </draw:text-box>
        </draw:frame>
        <draw:frame draw:style-name="gr3" draw:text-style-name="P5" draw:layer="layout" svg:width="2.335cm" svg:height="0.819cm" draw:transform="rotate (-0.847531884768446) translate (12.186cm 13.673cm)">
          <draw:text-box>
            <text:p text:style-name="P4"><text:span text:style-name="T2">KNOWS</text:span></text:p>
          </draw:text-box>
        </draw:frame>
        <draw:custom-shape draw:style-name="gr4" draw:text-style-name="P7" draw:layer="layout" svg:width="2.159cm" svg:height="0.668cm" svg:x="6.307cm" svg:y="17.223cm">
          <text:p text:style-name="P6"><text:span text:style-name="T3">name: Pet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8" draw:layer="layout" svg:width="5.843cm" svg:height="3.583cm" svg:x="5.771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9" draw:layer="layout" svg:width="1.778cm" svg:height="1.778cm" svg:x="13.573cm" svg:y="13.6cm">
            <draw:image xlink:href="Pictures/100002010000008000000080F786F5D5.png" xlink:type="simple" xlink:show="embed" xlink:actuate="onLoad">
              <text:p/>
            </draw:image>
          </draw:frame>
          <draw:frame draw:style-name="gr3" draw:text-style-name="P11" draw:layer="layout" svg:width="1.463cm" svg:height="0.954cm" svg:x="13.761cm" svg:y="13.6cm">
            <draw:text-box>
              <text:p text:style-name="P10"><text:span text:style-name="T4">Neo4j</text:span></text:p>
            </draw:text-box>
          </draw:frame>
        </draw:g>
        <draw:line draw:style-name="gr2" draw:text-style-name="P12" draw:layer="layout" svg:x1="11.287cm" svg:y1="12.384cm" svg:x2="13.573cm" svg:y2="12.384cm">
          <text:p/>
        </draw:line>
        <draw:g>
          <draw:frame draw:style-name="gr6" draw:text-style-name="P9" draw:layer="layout" svg:width="1.778cm" svg:height="1.778cm" svg:x="13.573cm" svg:y="11.595cm">
            <draw:image xlink:href="Pictures/100002010000008000000080F786F5D5.png" xlink:type="simple" xlink:show="embed" xlink:actuate="onLoad">
              <text:p/>
            </draw:image>
          </draw:frame>
          <draw:frame draw:style-name="gr3" draw:text-style-name="P11" draw:layer="layout" svg:width="1.725cm" svg:height="0.954cm" svg:x="13.626cm" svg:y="11.595cm">
            <draw:text-box>
              <text:p text:style-name="P10"><text:span text:style-name="T4">MySQL</text:span></text:p>
            </draw:text-box>
          </draw:frame>
        </draw:g>
        <draw:line draw:style-name="gr2" draw:text-style-name="P12" draw:layer="layout" svg:x1="11.287cm" svg:y1="14.262cm" svg:x2="13.573cm" svg:y2="14.262cm">
          <text:p/>
        </draw:line>
        <draw:custom-shape draw:style-name="gr7" draw:text-style-name="P14" draw:layer="layout" svg:width="1.397cm" svg:height="0.762cm" draw:transform="rotate (1.5707963267949) translate (10.525cm 15.097cm)">
          <text:p text:style-name="P13"><text:span text:style-name="T5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397cm" svg:height="0.762cm" draw:transform="rotate (1.5707963267949) translate (6.088cm 13.319cm)">
          <text:p text:style-name="P13"><text:span text:style-name="T5">Parser</text:span></text:p>
          <draw:enhanced-geometry svg:viewBox="0 0 21600 21600" draw:type="rectangle" draw:enhanced-path="M 0 0 L 21600 0 21600 21600 0 21600 0 0 Z N"/>
        </draw:custom-shape>
        <draw:line draw:style-name="gr2" draw:text-style-name="P12" draw:layer="layout" svg:x1="13.573cm" svg:y1="12.811cm" svg:x2="11.287cm" svg:y2="12.811cm">
          <text:p/>
        </draw:line>
        <draw:line draw:style-name="gr2" draw:text-style-name="P12" draw:layer="layout" svg:x1="13.573cm" svg:y1="14.716cm" svg:x2="11.287cm" svg:y2="14.716cm">
          <text:p/>
        </draw:line>
        <draw:line draw:style-name="gr8" draw:text-style-name="P12" draw:layer="layout" svg:x1="9.636cm" svg:y1="12.43cm" svg:x2="10.525cm" svg:y2="12.43cm">
          <text:p/>
        </draw:line>
        <draw:g>
          <draw:custom-shape draw:style-name="gr9" draw:text-style-name="P15" draw:layer="layout" svg:width="0.762cm" svg:height="1.397cm" svg:x="7.521cm" svg:y="11.922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17" draw:layer="layout" svg:width="1.704cm" svg:height="0.963cm" draw:transform="rotate (1.5707963267949) translate (7.574cm 13.446cm)">
            <draw:text-box>
              <text:p text:style-name="P16"><text:span text:style-name="T6">Graph</text:span></text:p>
              <text:p text:style-name="P16"><text:span text:style-name="T6">Algorithm</text:span></text:p>
            </draw:text-box>
          </draw:frame>
        </draw:g>
        <draw:line draw:style-name="gr8" draw:text-style-name="P12" draw:layer="layout" svg:x1="10.624cm" svg:y1="12.838cm" svg:x2="9.735cm" svg:y2="12.838cm">
          <text:p/>
        </draw:line>
        <draw:custom-shape draw:style-name="gr7" draw:text-style-name="P14" draw:layer="layout" svg:width="1.397cm" svg:height="0.762cm" draw:transform="rotate (1.5707963267949) translate (10.525cm 13.319cm)">
          <text:p text:style-name="P1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6.642cm" svg:y1="14.208cm" svg:x2="6.642cm" svg:y2="13.319cm">
          <text:p/>
        </draw:line>
        <draw:line draw:style-name="gr8" draw:text-style-name="P12" draw:layer="layout" svg:x1="6.323cm" svg:y1="13.318cm" svg:x2="6.323cm" svg:y2="14.207cm">
          <text:p/>
        </draw:line>
        <draw:custom-shape draw:style-name="gr7" draw:text-style-name="P19" draw:layer="layout" svg:width="1.397cm" svg:height="0.762cm" svg:x="6.088cm" svg:y="14.181cm">
          <text:p text:style-name="P18"><text:span text:style-name="T7">ASN</text:span></text:p>
          <text:p text:style-name="P18"><text:span text:style-name="T7">M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1.397cm" svg:height="0.762cm" draw:transform="rotate (1.5707963267949) translate (9.001cm 15.097cm)">
          <text:p text:style-name="P20"><text:span text:style-name="T7">Translator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9.763cm" svg:y1="14.462cm" svg:x2="10.525cm" svg:y2="14.462cm">
          <text:p/>
        </draw:line>
        <draw:custom-shape draw:style-name="gr10" draw:text-style-name="P21" draw:layer="layout" svg:width="1.397cm" svg:height="0.762cm" draw:transform="rotate (1.5707963267949) translate (8.947cm 13.318cm)">
          <text:p text:style-name="P20"><text:span text:style-name="T7">Translator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8.291cm" svg:y1="12.434cm" svg:x2="8.955cm" svg:y2="12.434cm">
          <text:p/>
        </draw:line>
        <draw:line draw:style-name="gr8" draw:text-style-name="P12" draw:layer="layout" svg:x1="6.858cm" svg:y1="12.685cm" svg:x2="7.542cm" svg:y2="12.685cm">
          <text:p/>
        </draw:line>
        <draw:line draw:style-name="gr8" draw:text-style-name="P12" draw:layer="layout" svg:x1="6.841cm" svg:y1="13.166cm" svg:x2="9.013cm" svg:y2="14.472cm">
          <text:p/>
        </draw:line>
        <draw:line draw:style-name="gr2" draw:text-style-name="P12" draw:layer="layout" svg:x1="5.001cm" svg:y1="12.681cm" svg:x2="6.086cm" svg:y2="12.681cm">
          <text:p/>
        </draw:line>
        <draw:frame draw:style-name="gr11" draw:text-style-name="P22" draw:layer="layout" svg:width="1.501cm" svg:height="0.954cm" svg:x="3.656cm" svg:y="12.298cm">
          <draw:text-box>
            <text:p text:style-name="P10">Query</text:p>
          </draw:text-box>
        </draw:frame>
        <draw:frame draw:style-name="gr11" draw:text-style-name="P22" draw:layer="layout" svg:width="3.423cm" svg:height="0.954cm" svg:x="7.008cm" svg:y="10.934cm">
          <draw:text-box>
            <text:p text:style-name="P10">Front-end System</text:p>
          </draw:text-box>
        </draw:frame>
        <draw:line draw:style-name="gr8" draw:text-style-name="P12" draw:layer="layout" svg:x1="8.967cm" svg:y1="12.829cm" svg:x2="8.303cm" svg:y2="12.8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17:42:43.447380000</meta:creation-date>
    <dc:date>2015-03-24T03:38:12.394816000</dc:date>
    <meta:editing-duration>PT5H13M30S</meta:editing-duration>
    <meta:editing-cycles>12</meta:editing-cycles>
    <meta:generator>LibreOffice/4.4.1.2$MacOSX_X86_64 LibreOffice_project/45e2de17089c24a1fa810c8f975a7171ba4cd432</meta:generator>
    <meta:document-statistic meta:object-count="42"/>
  </office:meta>
</office:document-meta>
</file>